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KacstOffice" svg:font-family="Kacst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pt" fo:font-style="normal" officeooo:rsid="001f079c" officeooo:paragraph-rsid="003b38c3" style:font-size-asian="12pt" style:font-style-asian="normal" style:font-size-complex="12pt" style:font-style-complex="normal"/>
    </style:style>
    <style:style style:name="P2" style:family="paragraph" style:parent-style-name="Standard" style:list-style-name="L5">
      <style:text-properties style:font-name="sans-serif" fo:font-size="12pt" fo:font-style="normal" officeooo:rsid="00316d99" officeooo:paragraph-rsid="003b38c3" style:font-size-asian="12pt" style:font-style-asian="normal" style:font-size-complex="12pt" style:font-style-complex="normal"/>
    </style:style>
    <style:style style:name="P3" style:family="paragraph" style:parent-style-name="Standard" style:list-style-name="L5">
      <style:text-properties style:font-name="sans-serif" fo:font-size="12pt" fo:font-style="normal" officeooo:rsid="00325892" officeooo:paragraph-rsid="003b38c3" style:font-size-asian="12pt" style:font-style-asian="normal" style:font-size-complex="12pt" style:font-style-complex="normal"/>
    </style:style>
    <style:style style:name="P4" style:family="paragraph" style:parent-style-name="Standard" style:list-style-name="L5">
      <style:text-properties style:font-name="sans-serif" fo:font-size="12pt" fo:font-style="normal" officeooo:rsid="003381a2" officeooo:paragraph-rsid="003b38c3" style:font-size-asian="12pt" style:font-style-asian="normal" style:font-size-complex="12pt" style:font-style-complex="normal"/>
    </style:style>
    <style:style style:name="P5" style:family="paragraph" style:parent-style-name="Standard">
      <style:text-properties style:font-name="serif" fo:font-size="12pt" fo:font-style="normal" officeooo:rsid="002a2e09" officeooo:paragraph-rsid="003b38c3" style:font-style-asian="normal" style:font-style-complex="normal"/>
    </style:style>
    <style:style style:name="P6" style:family="paragraph" style:parent-style-name="Standard">
      <style:text-properties style:font-name="serif" fo:font-size="12pt" fo:font-style="normal" officeooo:rsid="002d988d" officeooo:paragraph-rsid="003b38c3" style:font-size-asian="12pt" style:font-style-asian="normal" style:font-size-complex="12pt" style:font-style-complex="normal"/>
    </style:style>
    <style:style style:name="P7" style:family="paragraph" style:parent-style-name="Standard">
      <style:text-properties style:font-name="serif" fo:font-size="12pt" fo:font-style="normal" officeooo:rsid="00347b31" officeooo:paragraph-rsid="003b38c3" style:font-size-asian="12pt" style:font-style-asian="normal" style:font-size-complex="12pt" style:font-style-complex="normal"/>
    </style:style>
    <style:style style:name="P8" style:family="paragraph" style:parent-style-name="Standard">
      <style:text-properties style:font-name="serif" fo:font-size="12pt" fo:font-style="normal" officeooo:paragraph-rsid="003b38c3" style:font-size-asian="12pt" style:font-style-asian="normal" style:font-size-complex="12pt" style:font-style-complex="normal"/>
    </style:style>
    <style:style style:name="P9" style:family="paragraph" style:parent-style-name="Standard" style:list-style-name="L6">
      <style:text-properties style:font-name="serif" fo:font-size="12pt" fo:font-style="normal" officeooo:rsid="003620bd" officeooo:paragraph-rsid="003b38c3" style:font-size-asian="12pt" style:font-style-asian="normal" style:font-size-complex="12pt" style:font-style-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style="normal" officeooo:rsid="002a2e09" officeooo:paragraph-rsid="002a2e09" style:font-style-asian="normal" style:font-style-complex="normal"/>
    </style:style>
    <style:style style:name="P12" style:family="paragraph" style:parent-style-name="Standard">
      <style:text-properties fo:font-style="normal" officeooo:rsid="002a2e09" officeooo:paragraph-rsid="005056ee" style:font-style-asian="normal" style:font-style-complex="normal"/>
    </style:style>
    <style:style style:name="P13" style:family="paragraph" style:parent-style-name="Standard">
      <style:text-properties fo:font-style="normal" officeooo:rsid="003b38c3" officeooo:paragraph-rsid="003b38c3" style:font-style-asian="normal" style:font-style-complex="normal"/>
    </style:style>
    <style:style style:name="P14" style:family="paragraph" style:parent-style-name="Standard">
      <style:text-properties fo:font-style="normal" officeooo:rsid="005056ee" officeooo:paragraph-rsid="005056ee" style:font-style-asian="normal" style:font-style-complex="normal"/>
    </style:style>
    <style:style style:name="P15" style:family="paragraph" style:parent-style-name="Standard">
      <style:text-properties fo:font-style="normal" officeooo:rsid="005f72e1" officeooo:paragraph-rsid="005f72e1" style:font-style-asian="normal" style:font-style-complex="normal"/>
    </style:style>
    <style:style style:name="P16" style:family="paragraph" style:parent-style-name="Standard" style:list-style-name="L5">
      <style:text-properties fo:color="#3333ff" style:font-name="sans-serif" fo:font-size="12pt" fo:font-style="normal" officeooo:rsid="00316d99" officeooo:paragraph-rsid="003ec39f" style:font-style-asian="normal" style:font-style-complex="normal"/>
    </style:style>
    <style:style style:name="P17" style:family="paragraph" style:parent-style-name="Standard" style:list-style-name="L5">
      <style:text-properties fo:color="#3333ff" style:font-name="sans-serif" fo:font-size="12pt" fo:font-style="normal" officeooo:rsid="00325892" officeooo:paragraph-rsid="003ec39f" style:font-style-asian="normal" style:font-style-complex="normal"/>
    </style:style>
    <style:style style:name="P18" style:family="paragraph" style:parent-style-name="Standard" style:list-style-name="L5">
      <style:text-properties fo:color="#3333ff" style:font-name="sans-serif" fo:font-size="12pt" fo:font-style="normal" officeooo:rsid="003381a2" officeooo:paragraph-rsid="003ec39f" style:font-style-asian="normal" style:font-style-complex="normal"/>
    </style:style>
    <style:style style:name="P19" style:family="paragraph" style:parent-style-name="Standard">
      <style:text-properties fo:color="#3333ff" style:font-name="sans-serif" fo:font-size="12pt" fo:font-style="normal" officeooo:rsid="001f079c" officeooo:paragraph-rsid="003b38c3" style:font-size-asian="12pt" style:font-style-asian="normal" style:font-size-complex="12pt" style:font-style-complex="normal"/>
    </style:style>
    <style:style style:name="P20" style:family="paragraph" style:parent-style-name="Standard">
      <style:text-properties fo:color="#3333ff" style:font-name="serif" fo:font-size="12pt" fo:font-style="normal" officeooo:paragraph-rsid="003b38c3" style:font-size-asian="12pt" style:font-style-asian="normal" style:font-size-complex="12pt" style:font-style-complex="normal"/>
    </style:style>
    <style:style style:name="P21" style:family="paragraph" style:parent-style-name="Standard">
      <style:text-properties fo:color="#3333ff" style:font-name="serif" fo:font-size="12pt" fo:font-style="normal" officeooo:rsid="002d988d" officeooo:paragraph-rsid="003b38c3" style:font-size-asian="12pt" style:font-style-asian="normal" style:font-size-complex="12pt" style:font-style-complex="normal"/>
    </style:style>
    <style:style style:name="P22" style:family="paragraph" style:parent-style-name="Standard">
      <style:text-properties fo:color="#3333ff" style:font-name="Liberation Serif" fo:font-size="12pt" fo:font-style="normal" officeooo:rsid="001f079c" officeooo:paragraph-rsid="005056ee" style:font-size-asian="12pt" style:font-style-asian="normal" style:font-size-complex="12pt" style:font-style-complex="normal"/>
    </style:style>
    <style:style style:name="P23" style:family="paragraph" style:parent-style-name="Standard">
      <style:text-properties fo:color="#3333ff" style:font-name="Liberation Serif" fo:font-size="12pt" fo:font-style="normal" officeooo:paragraph-rsid="005056ee" style:font-size-asian="12pt" style:font-style-asian="normal" style:font-size-complex="12pt" style:font-style-complex="normal"/>
    </style:style>
    <style:style style:name="P24" style:family="paragraph" style:parent-style-name="Standard">
      <style:text-properties fo:color="#00cc33" style:font-name="serif" fo:font-size="12pt" fo:font-style="normal" officeooo:rsid="00619ece" officeooo:paragraph-rsid="00619ece" style:font-style-asian="normal" style:font-style-complex="normal"/>
    </style:style>
    <style:style style:name="P25" style:family="paragraph" style:parent-style-name="Standard">
      <style:paragraph-properties fo:margin-top="0cm" fo:margin-bottom="0cm" loext:contextual-spacing="false" fo:line-height="120%"/>
      <style:text-properties fo:font-size="12pt" fo:font-style="normal" officeooo:paragraph-rsid="003b38c3" style:font-size-asian="12pt" style:font-style-asian="normal" style:font-size-complex="12pt" style:font-style-complex="normal"/>
    </style:style>
    <style:style style:name="P26" style:family="paragraph" style:parent-style-name="Standard">
      <style:paragraph-properties fo:margin-top="0cm" fo:margin-bottom="0cm" loext:contextual-spacing="false" fo:line-height="120%"/>
      <style:text-properties fo:font-size="12pt" fo:font-style="normal" officeooo:rsid="001cd13e" officeooo:paragraph-rsid="003b38c3" style:font-size-asian="12pt" style:font-style-asian="normal" style:font-size-complex="12pt" style:font-style-complex="normal"/>
    </style:style>
    <style:style style:name="P27" style:family="paragraph" style:parent-style-name="Standard">
      <style:paragraph-properties fo:margin-top="0cm" fo:margin-bottom="0cm" loext:contextual-spacing="false" fo:line-height="120%"/>
      <style:text-properties fo:font-size="12pt" fo:font-style="normal" officeooo:rsid="002bf5b7" officeooo:paragraph-rsid="003b38c3" style:font-size-asian="12pt" style:font-style-asian="normal" style:font-size-complex="12pt" style:font-style-complex="normal"/>
    </style:style>
    <style:style style:name="P28" style:family="paragraph" style:parent-style-name="Standard" style:list-style-name="L2">
      <style:paragraph-properties fo:margin-top="0cm" fo:margin-bottom="0cm" loext:contextual-spacing="false" fo:line-height="120%"/>
      <style:text-properties fo:font-size="12pt" fo:font-style="normal" officeooo:rsid="002cd9a0" officeooo:paragraph-rsid="003b38c3" style:font-size-asian="12pt" style:font-style-asian="normal" style:font-size-complex="12pt" style:font-style-complex="normal"/>
    </style:style>
    <style:style style:name="P29" style:family="paragraph" style:parent-style-name="Standard">
      <style:paragraph-properties fo:margin-top="0cm" fo:margin-bottom="0cm" loext:contextual-spacing="false" fo:line-height="120%"/>
      <style:text-properties fo:font-size="12pt" fo:font-style="normal" officeooo:rsid="002cd9a0" officeooo:paragraph-rsid="003b38c3" style:font-size-asian="12pt" style:font-style-asian="normal" style:font-size-complex="12pt" style:font-style-complex="normal"/>
    </style:style>
    <style:style style:name="P30" style:family="paragraph" style:parent-style-name="Standard" style:list-style-name="L2">
      <style:paragraph-properties fo:margin-top="0cm" fo:margin-bottom="0cm" loext:contextual-spacing="false" fo:line-height="120%"/>
      <style:text-properties fo:font-size="12pt" fo:font-style="normal" officeooo:rsid="002d988d" officeooo:paragraph-rsid="003b38c3" style:font-size-asian="12pt" style:font-style-asian="normal" style:font-size-complex="12pt" style:font-style-complex="normal"/>
    </style:style>
    <style:style style:name="P31" style:family="paragraph" style:parent-style-name="Standard">
      <style:paragraph-properties fo:margin-top="0cm" fo:margin-bottom="0cm" loext:contextual-spacing="false" fo:line-height="120%"/>
      <style:text-properties style:font-name="sans-serif" fo:font-size="12pt" fo:font-style="normal" officeooo:rsid="003381a2" officeooo:paragraph-rsid="003ec39f" style:font-style-asian="normal" style:font-style-complex="normal"/>
    </style:style>
    <style:style style:name="P32" style:family="paragraph" style:parent-style-name="Standard">
      <style:paragraph-properties fo:margin-top="0cm" fo:margin-bottom="0cm" loext:contextual-spacing="false" fo:line-height="120%"/>
      <style:text-properties style:font-name="sans-serif" fo:font-size="12pt" fo:font-style="normal" officeooo:rsid="00403141" officeooo:paragraph-rsid="00584f18" style:font-style-asian="normal" style:font-style-complex="normal"/>
    </style:style>
    <style:style style:name="P33" style:family="paragraph" style:parent-style-name="Standard">
      <style:paragraph-properties fo:margin-top="0cm" fo:margin-bottom="0cm" loext:contextual-spacing="false" fo:line-height="120%"/>
      <style:text-properties style:font-name="sans-serif" fo:font-size="12pt" fo:font-style="normal" officeooo:rsid="005a1b69" officeooo:paragraph-rsid="005a1b69" style:font-style-asian="normal" style:font-style-complex="normal"/>
    </style:style>
    <style:style style:name="P34" style:family="paragraph" style:parent-style-name="Standard">
      <style:paragraph-properties fo:margin-top="0cm" fo:margin-bottom="0cm" loext:contextual-spacing="false" fo:line-height="120%"/>
      <style:text-properties style:font-name="sans-serif" fo:font-size="12pt" fo:font-style="normal" fo:font-weight="bold" officeooo:rsid="00403141" officeooo:paragraph-rsid="00584f18" style:font-style-asian="normal" style:font-weight-asian="bold" style:font-style-complex="normal" style:font-weight-complex="bold"/>
    </style:style>
    <style:style style:name="P35" style:family="paragraph" style:parent-style-name="Standard">
      <style:paragraph-properties fo:margin-top="0cm" fo:margin-bottom="0cm" loext:contextual-spacing="false" fo:line-height="120%"/>
      <style:text-properties fo:font-style="normal" style:font-style-asian="normal" style:font-style-complex="normal"/>
    </style:style>
    <style:style style:name="P36" style:family="paragraph" style:parent-style-name="Standard">
      <style:paragraph-properties fo:margin-top="0cm" fo:margin-bottom="0cm" loext:contextual-spacing="false" fo:line-height="120%"/>
      <style:text-properties fo:font-style="normal" officeooo:rsid="0047c0a0" officeooo:paragraph-rsid="0047c0a0" style:font-style-asian="normal" style:font-style-complex="normal"/>
    </style:style>
    <style:style style:name="P37" style:family="paragraph" style:parent-style-name="Standard" style:list-style-name="L5">
      <style:paragraph-properties fo:margin-top="0cm" fo:margin-bottom="0cm" loext:contextual-spacing="false" fo:line-height="120%"/>
      <style:text-properties fo:color="#3333ff" style:font-name="sans-serif" fo:font-size="12pt" fo:font-style="normal" officeooo:rsid="003381a2" officeooo:paragraph-rsid="003ec39f" style:font-style-asian="normal" style:font-style-complex="normal"/>
    </style:style>
    <style:style style:name="P38" style:family="paragraph" style:parent-style-name="Standard">
      <style:paragraph-properties fo:margin-top="0cm" fo:margin-bottom="0cm" loext:contextual-spacing="false" fo:line-height="120%"/>
      <style:text-properties fo:color="#3333ff" style:font-name="sans-serif" fo:font-size="12pt" fo:font-style="normal" officeooo:rsid="003381a2" officeooo:paragraph-rsid="003ec39f" style:font-style-asian="normal" style:font-style-complex="normal"/>
    </style:style>
    <style:style style:name="P39" style:family="paragraph" style:parent-style-name="Standard">
      <style:paragraph-properties fo:margin-top="0cm" fo:margin-bottom="0cm" loext:contextual-spacing="false" fo:line-height="120%"/>
      <style:text-properties fo:color="#3333ff" style:font-name="sans-serif" fo:font-size="12pt" fo:font-style="normal" officeooo:rsid="00403141" officeooo:paragraph-rsid="00403141" style:font-style-asian="normal" style:font-style-complex="normal"/>
    </style:style>
    <style:style style:name="P40" style:family="paragraph" style:parent-style-name="Standard" style:list-style-name="L2">
      <style:paragraph-properties fo:margin-top="0cm" fo:margin-bottom="0cm" loext:contextual-spacing="false" fo:line-height="120%"/>
      <style:text-properties fo:color="#3333ff" style:font-name="sans-serif" fo:font-size="12pt" fo:font-style="normal" officeooo:rsid="002d988d" officeooo:paragraph-rsid="00584f18" style:font-style-asian="normal" style:font-style-complex="normal"/>
    </style:style>
    <style:style style:name="P41" style:family="paragraph" style:parent-style-name="Standard">
      <style:paragraph-properties fo:margin-top="0cm" fo:margin-bottom="0cm" loext:contextual-spacing="false" fo:line-height="120%"/>
      <style:text-properties fo:color="#3333ff" style:font-name="sans-serif" fo:font-size="12pt" fo:font-style="normal" officeooo:rsid="002d988d" officeooo:paragraph-rsid="00403141" style:font-style-asian="normal" style:font-style-complex="normal"/>
    </style:style>
    <style:style style:name="P42" style:family="paragraph" style:parent-style-name="Standard">
      <style:paragraph-properties fo:margin-top="0cm" fo:margin-bottom="0cm" loext:contextual-spacing="false" fo:line-height="120%"/>
      <style:text-properties fo:color="#3333ff" style:font-name="sans-serif" fo:font-size="12pt" fo:font-style="normal" officeooo:rsid="002d988d" officeooo:paragraph-rsid="00584f18" style:font-style-asian="normal" style:font-style-complex="normal"/>
    </style:style>
    <style:style style:name="P43" style:family="paragraph" style:parent-style-name="Standard">
      <style:paragraph-properties fo:margin-top="0cm" fo:margin-bottom="0cm" loext:contextual-spacing="false" fo:line-height="120%"/>
      <style:text-properties fo:color="#3333ff" style:font-name="sans-serif" fo:font-size="12pt" fo:font-style="normal" officeooo:rsid="001f079c" officeooo:paragraph-rsid="003b38c3" style:font-size-asian="12pt" style:font-style-asian="normal" style:font-size-complex="12pt" style:font-style-complex="normal"/>
    </style:style>
    <style:style style:name="P44" style:family="paragraph" style:parent-style-name="Standard" style:list-style-name="L2">
      <style:paragraph-properties fo:margin-top="0cm" fo:margin-bottom="0cm" loext:contextual-spacing="false" fo:line-height="120%"/>
      <style:text-properties fo:color="#3333ff" fo:font-style="normal" officeooo:rsid="002cd9a0" officeooo:paragraph-rsid="00584f18" style:font-style-asian="normal" style:font-style-complex="normal"/>
    </style:style>
    <style:style style:name="P45" style:family="paragraph" style:parent-style-name="Standard" style:list-style-name="L2">
      <style:paragraph-properties fo:margin-top="0cm" fo:margin-bottom="0cm" loext:contextual-spacing="false" fo:line-height="120%"/>
      <style:text-properties fo:color="#3333ff" fo:font-style="normal" officeooo:rsid="002d988d" officeooo:paragraph-rsid="00584f18" style:font-style-asian="normal" style:font-style-complex="normal"/>
    </style:style>
    <style:style style:name="P46" style:family="paragraph" style:parent-style-name="Standard" style:list-style-name="L7">
      <style:paragraph-properties fo:margin-top="0cm" fo:margin-bottom="0cm" loext:contextual-spacing="false" fo:line-height="120%"/>
      <style:text-properties fo:color="#3333ff" fo:font-style="normal" officeooo:rsid="0047c0a0" officeooo:paragraph-rsid="0047c0a0" style:font-style-asian="normal" style:font-style-complex="normal"/>
    </style:style>
    <style:style style:name="P47" style:family="paragraph" style:parent-style-name="Standard">
      <style:paragraph-properties fo:margin-top="0cm" fo:margin-bottom="0cm" loext:contextual-spacing="false" fo:line-height="120%"/>
      <style:text-properties fo:color="#3333ff" fo:font-size="12pt" fo:font-style="normal" officeooo:rsid="001cd13e" officeooo:paragraph-rsid="003b38c3" style:font-size-asian="12pt" style:font-style-asian="normal" style:font-size-complex="12pt" style:font-style-complex="normal"/>
    </style:style>
    <style:style style:name="P48" style:family="paragraph" style:parent-style-name="Standard">
      <style:paragraph-properties fo:margin-top="0cm" fo:margin-bottom="0cm" loext:contextual-spacing="false" fo:line-height="120%"/>
      <style:text-properties fo:color="#3333ff" fo:font-size="12pt" fo:font-style="normal" officeooo:rsid="001cd13e" officeooo:paragraph-rsid="005056ee" style:font-size-asian="12pt" style:font-style-asian="normal" style:font-size-complex="12pt" style:font-style-complex="normal"/>
    </style:style>
    <style:style style:name="P49" style:family="paragraph" style:parent-style-name="Standard">
      <style:paragraph-properties fo:margin-top="0cm" fo:margin-bottom="0cm" loext:contextual-spacing="false" fo:line-height="120%"/>
      <style:text-properties fo:color="#3333ff" fo:font-size="12pt" fo:font-style="normal" officeooo:paragraph-rsid="003b38c3" style:font-size-asian="12pt" style:font-style-asian="normal" style:font-size-complex="12pt" style:font-style-complex="normal"/>
    </style:style>
    <style:style style:name="P50" style:family="paragraph" style:parent-style-name="Standard">
      <style:paragraph-properties fo:margin-top="0cm" fo:margin-bottom="0cm" loext:contextual-spacing="false" fo:line-height="120%"/>
      <style:text-properties fo:color="#3333ff" fo:font-size="12pt" fo:font-style="normal" officeooo:rsid="003b38c3" officeooo:paragraph-rsid="005056ee" style:font-size-asian="12pt" style:font-style-asian="normal" style:font-size-complex="12pt" style:font-style-complex="normal"/>
    </style:style>
    <style:style style:name="P51" style:family="paragraph" style:parent-style-name="Standard">
      <style:paragraph-properties fo:margin-top="0cm" fo:margin-bottom="0cm" loext:contextual-spacing="false" fo:line-height="120%"/>
      <style:text-properties fo:color="#3333ff" style:font-name="Liberation Serif" fo:font-size="12pt" fo:font-style="normal" officeooo:rsid="001f079c" officeooo:paragraph-rsid="005056ee" style:font-size-asian="12pt" style:font-style-asian="normal" style:font-size-complex="12pt" style:font-style-complex="normal"/>
    </style:style>
    <style:style style:name="P52" style:family="paragraph" style:parent-style-name="Standard">
      <style:paragraph-properties fo:margin-top="0cm" fo:margin-bottom="0cm" loext:contextual-spacing="false" fo:line-height="120%"/>
      <style:text-properties fo:color="#3333ff" style:font-name="Liberation Serif" fo:font-size="12pt" fo:font-style="normal" officeooo:rsid="002d988d" officeooo:paragraph-rsid="005056ee" style:font-size-asian="12pt" style:font-style-asian="normal" style:font-size-complex="12pt" style:font-style-complex="normal"/>
    </style:style>
    <style:style style:name="P53" style:family="paragraph" style:parent-style-name="Standard">
      <style:paragraph-properties fo:margin-top="0cm" fo:margin-bottom="0cm" loext:contextual-spacing="false" fo:line-height="120%"/>
      <style:text-properties fo:color="#000000" style:font-name="sans-serif" fo:font-size="12pt" fo:font-style="normal" fo:font-weight="bold" officeooo:rsid="00584f18" officeooo:paragraph-rsid="00584f18" style:font-style-asian="normal" style:font-weight-asian="bold" style:font-style-complex="normal" style:font-weight-complex="bold"/>
    </style:style>
    <style:style style:name="P54" style:family="paragraph" style:parent-style-name="Standard">
      <style:paragraph-properties fo:break-before="page"/>
      <style:text-properties fo:font-style="normal" officeooo:rsid="003b38c3" officeooo:paragraph-rsid="003b38c3" style:font-style-asian="normal" style:font-style-complex="normal"/>
    </style:style>
    <style:style style:name="P55" style:family="paragraph" style:parent-style-name="Text_20_body" style:list-style-name="L7">
      <style:paragraph-properties fo:line-height="100%"/>
      <style:text-properties officeooo:paragraph-rsid="00388741"/>
    </style:style>
    <style:style style:name="P56" style:family="paragraph" style:parent-style-name="Text_20_body">
      <style:paragraph-properties fo:line-height="120%"/>
      <style:text-properties fo:font-style="normal" style:font-style-asian="normal" style:font-style-complex="normal"/>
    </style:style>
    <style:style style:name="P57" style:family="paragraph" style:parent-style-name="Text_20_body">
      <style:paragraph-properties fo:line-height="120%"/>
      <style:text-properties fo:font-style="normal" officeooo:rsid="00584f18" officeooo:paragraph-rsid="00584f18" style:font-style-asian="normal" style:font-style-complex="normal"/>
    </style:style>
    <style:style style:name="P58" style:family="paragraph" style:parent-style-name="Text_20_body" style:list-style-name="L7">
      <style:paragraph-properties fo:line-height="120%"/>
      <style:text-properties fo:color="#3333ff" fo:font-style="normal" officeooo:rsid="0026e9f1" officeooo:paragraph-rsid="0026e9f1" style:font-style-asian="normal" style:font-style-complex="normal"/>
    </style:style>
    <style:style style:name="P59" style:family="paragraph" style:parent-style-name="Text_20_body" style:list-style-name="L7">
      <style:paragraph-properties fo:line-height="120%"/>
      <style:text-properties fo:color="#3333ff" fo:font-style="normal" officeooo:rsid="002714c5" officeooo:paragraph-rsid="002714c5" style:font-style-asian="normal" style:font-style-complex="normal"/>
    </style:style>
    <style:style style:name="P60" style:family="paragraph" style:parent-style-name="Text_20_body" style:list-style-name="L1">
      <style:paragraph-properties fo:margin-top="0cm" fo:margin-bottom="0cm" loext:contextual-spacing="false"/>
    </style:style>
    <style:style style:name="P61" style:family="paragraph" style:parent-style-name="Text_20_body">
      <style:paragraph-properties fo:margin-top="0cm" fo:margin-bottom="0cm" loext:contextual-spacing="false" fo:line-height="120%"/>
      <style:text-properties officeooo:rsid="00377bbd" officeooo:paragraph-rsid="00536e58"/>
    </style:style>
    <style:style style:name="P62" style:family="paragraph" style:parent-style-name="Text_20_body">
      <style:paragraph-properties fo:margin-top="0cm" fo:margin-bottom="0cm" loext:contextual-spacing="false" fo:line-height="120%"/>
      <style:text-properties fo:font-style="normal" style:font-style-asian="normal" style:font-style-complex="normal"/>
    </style:style>
    <style:style style:name="P63" style:family="paragraph" style:parent-style-name="Text_20_body">
      <style:paragraph-properties fo:margin-top="0cm" fo:margin-bottom="0cm" loext:contextual-spacing="false" fo:line-height="120%"/>
      <style:text-properties fo:font-style="normal" officeooo:paragraph-rsid="00377125" style:font-style-asian="normal" style:font-style-complex="normal"/>
    </style:style>
    <style:style style:name="P64" style:family="paragraph" style:parent-style-name="Text_20_body">
      <style:paragraph-properties fo:margin-top="0cm" fo:margin-bottom="0cm" loext:contextual-spacing="false" fo:line-height="120%"/>
      <style:text-properties fo:font-style="normal" officeooo:rsid="00377bbd" officeooo:paragraph-rsid="00377bbd" style:font-style-asian="normal" style:font-style-complex="normal"/>
    </style:style>
    <style:style style:name="P65" style:family="paragraph" style:parent-style-name="Text_20_body" style:list-style-name="L11">
      <style:paragraph-properties fo:margin-top="0cm" fo:margin-bottom="0cm" loext:contextual-spacing="false" fo:line-height="120%"/>
      <style:text-properties fo:font-style="normal" officeooo:rsid="00377bbd" officeooo:paragraph-rsid="005d0b78" style:font-style-asian="normal" style:font-style-complex="normal"/>
    </style:style>
    <style:style style:name="P66" style:family="paragraph" style:parent-style-name="Text_20_body">
      <style:paragraph-properties fo:margin-top="0cm" fo:margin-bottom="0cm" loext:contextual-spacing="false" fo:line-height="100%"/>
      <style:text-properties fo:font-style="normal" officeooo:rsid="00377bbd" officeooo:paragraph-rsid="00396d9b" style:font-style-asian="normal" style:font-style-complex="normal"/>
    </style:style>
    <style:style style:name="P67" style:family="paragraph" style:parent-style-name="Text_20_body">
      <style:paragraph-properties fo:margin-top="0cm" fo:margin-bottom="0cm" loext:contextual-spacing="false" fo:line-height="120%"/>
      <style:text-properties fo:font-style="normal" officeooo:rsid="00377125" officeooo:paragraph-rsid="00377125" style:font-style-asian="normal" style:font-style-complex="normal"/>
    </style:style>
    <style:style style:name="P68" style:family="paragraph" style:parent-style-name="Text_20_body">
      <style:paragraph-properties fo:margin-top="0cm" fo:margin-bottom="0cm" loext:contextual-spacing="false" fo:line-height="100%"/>
      <style:text-properties fo:font-style="normal" officeooo:rsid="00377125" officeooo:paragraph-rsid="0039e2ac" style:font-style-asian="normal" style:font-style-complex="normal"/>
    </style:style>
    <style:style style:name="P69" style:family="paragraph" style:parent-style-name="Text_20_body" style:list-style-name="L9">
      <style:paragraph-properties fo:margin-top="0cm" fo:margin-bottom="0cm" loext:contextual-spacing="false" fo:line-height="120%"/>
      <style:text-properties fo:font-style="normal" officeooo:rsid="0025c44a" officeooo:paragraph-rsid="0025c44a" style:font-style-asian="normal" style:font-style-complex="normal"/>
    </style:style>
    <style:style style:name="P70" style:family="paragraph" style:parent-style-name="Text_20_body">
      <style:paragraph-properties fo:margin-top="0cm" fo:margin-bottom="0cm" loext:contextual-spacing="false" fo:line-height="120%"/>
      <style:text-properties fo:font-style="normal" officeooo:rsid="0055a003" officeooo:paragraph-rsid="00377bbd" style:font-style-asian="normal" style:font-style-complex="normal"/>
    </style:style>
    <style:style style:name="P71" style:family="paragraph" style:parent-style-name="Text_20_body">
      <style:paragraph-properties fo:margin-top="0cm" fo:margin-bottom="0cm" loext:contextual-spacing="false" fo:line-height="120%"/>
      <style:text-properties fo:font-style="normal" officeooo:rsid="0055a003" officeooo:paragraph-rsid="0055a003" style:font-style-asian="normal" style:font-style-complex="normal"/>
    </style:style>
    <style:style style:name="P72" style:family="paragraph" style:parent-style-name="Text_20_body">
      <style:paragraph-properties fo:margin-top="0cm" fo:margin-bottom="0cm" loext:contextual-spacing="false" fo:line-height="120%"/>
      <style:text-properties fo:font-style="normal" officeooo:rsid="00569a82" officeooo:paragraph-rsid="00569a82" style:font-style-asian="normal" style:font-style-complex="normal"/>
    </style:style>
    <style:style style:name="P73" style:family="paragraph" style:parent-style-name="Text_20_body">
      <style:paragraph-properties fo:margin-top="0cm" fo:margin-bottom="0cm" loext:contextual-spacing="false" fo:line-height="120%"/>
      <style:text-properties fo:font-style="normal" fo:font-weight="bold" officeooo:rsid="00377125" officeooo:paragraph-rsid="00377125" style:font-style-asian="normal" style:font-weight-asian="bold" style:font-style-complex="normal" style:font-weight-complex="bold"/>
    </style:style>
    <style:style style:name="P74" style:family="paragraph" style:parent-style-name="Text_20_body">
      <style:paragraph-properties fo:margin-top="0cm" fo:margin-bottom="0cm" loext:contextual-spacing="false" fo:line-height="120%"/>
      <style:text-properties fo:color="#3333ff" fo:font-style="normal" officeooo:rsid="00377bbd" officeooo:paragraph-rsid="00377bbd" style:font-style-asian="normal" style:font-style-complex="normal"/>
    </style:style>
    <style:style style:name="P75" style:family="paragraph" style:parent-style-name="Text_20_body" style:list-style-name="L8">
      <style:paragraph-properties fo:margin-top="0cm" fo:margin-bottom="0cm" loext:contextual-spacing="false" fo:line-height="120%"/>
      <style:text-properties fo:color="#3333ff" fo:font-style="normal" officeooo:rsid="00377bbd" officeooo:paragraph-rsid="004284f3" style:font-style-asian="normal" style:font-style-complex="normal"/>
    </style:style>
    <style:style style:name="P76" style:family="paragraph" style:parent-style-name="Text_20_body" style:list-style-name="L10">
      <style:paragraph-properties fo:margin-top="0cm" fo:margin-bottom="0cm" loext:contextual-spacing="false" fo:line-height="120%"/>
      <style:text-properties fo:color="#3333ff" fo:font-style="normal" officeooo:rsid="00377bbd" officeooo:paragraph-rsid="00377bbd" style:font-style-asian="normal" style:font-style-complex="normal"/>
    </style:style>
    <style:style style:name="P77" style:family="paragraph" style:parent-style-name="Text_20_body" style:list-style-name="L11">
      <style:paragraph-properties fo:margin-top="0cm" fo:margin-bottom="0cm" loext:contextual-spacing="false" fo:line-height="120%"/>
      <style:text-properties fo:color="#3333ff" fo:font-style="normal" officeooo:rsid="00377bbd" officeooo:paragraph-rsid="00377bbd" style:font-style-asian="normal" style:font-style-complex="normal"/>
    </style:style>
    <style:style style:name="P78" style:family="paragraph" style:parent-style-name="Text_20_body">
      <style:paragraph-properties fo:margin-top="0cm" fo:margin-bottom="0cm" loext:contextual-spacing="false" fo:line-height="120%"/>
      <style:text-properties fo:color="#3333ff" fo:font-style="normal" officeooo:rsid="00377125" officeooo:paragraph-rsid="003d25c1" style:font-style-asian="normal" style:font-style-complex="normal"/>
    </style:style>
    <style:style style:name="P79" style:family="paragraph" style:parent-style-name="Text_20_body" style:list-style-name="L8">
      <style:paragraph-properties fo:margin-top="0cm" fo:margin-bottom="0cm" loext:contextual-spacing="false" fo:line-height="120%"/>
      <style:text-properties fo:color="#3333ff" fo:font-style="normal" officeooo:rsid="00377125" officeooo:paragraph-rsid="004284f3" style:font-style-asian="normal" style:font-style-complex="normal"/>
    </style:style>
    <style:style style:name="P80" style:family="paragraph" style:parent-style-name="Text_20_body">
      <style:paragraph-properties fo:margin-top="0cm" fo:margin-bottom="0cm" loext:contextual-spacing="false" fo:line-height="120%"/>
      <style:text-properties fo:color="#3333ff" fo:font-style="normal" officeooo:rsid="00250d57" officeooo:paragraph-rsid="00250d57" style:font-style-asian="normal" style:font-style-complex="normal"/>
    </style:style>
    <style:style style:name="P81" style:family="paragraph" style:parent-style-name="Text_20_body">
      <style:paragraph-properties fo:margin-top="0cm" fo:margin-bottom="0cm" loext:contextual-spacing="false" fo:line-height="120%"/>
      <style:text-properties fo:color="#3333ff" fo:font-style="normal" officeooo:rsid="004200a0" officeooo:paragraph-rsid="004200a0" style:font-style-asian="normal" style:font-style-complex="normal"/>
    </style:style>
    <style:style style:name="P82" style:family="paragraph" style:parent-style-name="Text_20_body" style:list-style-name="L9">
      <style:paragraph-properties fo:margin-top="0cm" fo:margin-bottom="0cm" loext:contextual-spacing="false" fo:line-height="120%"/>
      <style:text-properties fo:color="#3333ff" fo:font-style="normal" officeooo:rsid="004200a0" officeooo:paragraph-rsid="004200a0" style:font-style-asian="normal" style:font-style-complex="normal"/>
    </style:style>
    <style:style style:name="P83" style:family="paragraph" style:parent-style-name="Text_20_body">
      <style:paragraph-properties fo:margin-top="0cm" fo:margin-bottom="0cm" loext:contextual-spacing="false" fo:line-height="120%"/>
      <style:text-properties fo:color="#3333ff" fo:font-size="12pt" fo:font-style="normal" officeooo:rsid="001cd13e" officeooo:paragraph-rsid="003b38c3" style:font-size-asian="12pt" style:font-style-asian="normal" style:font-size-complex="12pt" style:font-style-complex="normal"/>
    </style:style>
    <style:style style:name="P84" style:family="paragraph" style:parent-style-name="Text_20_body" style:list-style-name="L1">
      <style:paragraph-properties fo:margin-top="0cm" fo:margin-bottom="0cm" loext:contextual-spacing="false" fo:break-before="page"/>
    </style:style>
    <style:style style:name="P85" style:family="paragraph" style:parent-style-name="Text_20_body" style:list-style-name="L1">
      <style:paragraph-properties fo:break-before="page"/>
    </style:style>
    <style:style style:name="T1" style:family="text">
      <style:text-properties officeooo:rsid="001cd13e"/>
    </style:style>
    <style:style style:name="T2" style:family="text">
      <style:text-properties officeooo:rsid="001e0785"/>
    </style:style>
    <style:style style:name="T3" style:family="text">
      <style:text-properties officeooo:rsid="001f079c"/>
    </style:style>
    <style:style style:name="T4" style:family="text">
      <style:text-properties fo:font-variant="normal" fo:text-transform="none" fo:font-style="normal" officeooo:rsid="00377125" style:font-style-asian="normal" style:font-style-complex="normal"/>
    </style:style>
    <style:style style:name="T5" style:family="text">
      <style:text-properties officeooo:rsid="002714c5"/>
    </style:style>
    <style:style style:name="T6" style:family="text">
      <style:text-properties officeooo:rsid="002f1489"/>
    </style:style>
    <style:style style:name="T7" style:family="text">
      <style:text-properties officeooo:rsid="00325892"/>
    </style:style>
    <style:style style:name="T8" style:family="text">
      <style:text-properties officeooo:rsid="003381a2"/>
    </style:style>
    <style:style style:name="T9" style:family="text">
      <style:text-properties officeooo:rsid="00377125"/>
    </style:style>
    <style:style style:name="T10" style:family="text">
      <style:text-properties fo:font-weight="bold" style:font-weight-asian="bold" style:font-weight-complex="bold"/>
    </style:style>
    <style:style style:name="T11" style:family="text">
      <style:text-properties fo:font-weight="bold" officeooo:rsid="00377bbd" style:font-weight-asian="bold" style:font-weight-complex="bold"/>
    </style:style>
    <style:style style:name="T12" style:family="text">
      <style:text-properties fo:font-weight="bold" officeooo:rsid="00377125" style:font-weight-asian="bold" style:font-weight-complex="bold"/>
    </style:style>
    <style:style style:name="T13" style:family="text">
      <style:text-properties fo:font-weight="bold" officeooo:rsid="005c2861"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1f079c" style:font-style-asian="normal" style:font-style-complex="normal"/>
    </style:style>
    <style:style style:name="T16" style:family="text">
      <style:text-properties fo:font-style="normal" officeooo:rsid="00377125" style:font-style-asian="normal" style:font-style-complex="normal"/>
    </style:style>
    <style:style style:name="T17" style:family="text">
      <style:text-properties fo:font-style="normal" officeooo:rsid="00536e58"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style:font-name="serif" fo:font-size="12pt" officeooo:rsid="003620bd"/>
    </style:style>
    <style:style style:name="T20" style:family="text">
      <style:text-properties fo:color="#3333ff"/>
    </style:style>
    <style:style style:name="T21" style:family="text">
      <style:text-properties fo:color="#3333ff" fo:font-style="normal" style:font-style-asian="normal" style:font-style-complex="normal"/>
    </style:style>
    <style:style style:name="T22" style:family="text">
      <style:text-properties fo:color="#3333ff" officeooo:rsid="00377125"/>
    </style:style>
    <style:style style:name="T23" style:family="text">
      <style:text-properties officeooo:rsid="00493399"/>
    </style:style>
    <style:style style:name="T24" style:family="text">
      <style:text-properties officeooo:rsid="004ebb2a"/>
    </style:style>
    <style:style style:name="T25" style:family="text">
      <style:text-properties officeooo:rsid="00523e80"/>
    </style:style>
    <style:style style:name="T26" style:family="text">
      <style:text-properties officeooo:rsid="006070c3"/>
    </style:style>
    <text:list-style style:name="L1">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27654587545332426" text:style-name="L1">
        <text:list-item>
          <text:p text:style-name="P60"><text:bookmark text:name="yui_3_17_2_3_1448026419526_45"/><text:span text:style-name="T14">a </text:span><text:span text:style-name="Emphasis"><text:span text:style-name="T14">summary</text:span></text:span><text:span text:style-name="T14"> of the paper demonstrating your understanding of the work<text:line-break/></text:span><text:span text:style-name="T18">maximum length - 2 pages</text:span><text:span text:style-name="T14">; </text:span></text:p>
        </text:list-item>
      </text:list>
      <text:p text:style-name="P35"/>
      <text:p text:style-name="P63"><text:span text:style-name="T12">Overview &amp; </text:span><text:span text:style-name="T11">Influence</text:span></text:p>
      <text:p text:style-name="P64"/>
      <text:p text:style-name="P61"><text:span text:style-name="T15">A “Neural Turing Machine (NTM)” is a architecture that shares a close resemblance </text:span><text:span text:style-name="T17">and motivation from t</text:span><text:span text:style-name="T15">he Turing </text:span><text:span text:style-name="T16">Machine [TM] that Alan Turing originally proposed. </text:span></text:p>
      <text:p text:style-name="P61"><text:span text:style-name="T16"/></text:p>
      <text:p text:style-name="P61"><text:span text:style-name="T16">The original TM comprised of a control unit and tape, where the tape is analogous to memory and the control unit can be thought of as the part that accesses the memory. The TM i</text:span><text:span text:style-name="T4">n theory with a m</text:span><text:span text:style-name="T16">inimal set of operations calculate anything that is computable, no matter the complexity. The reason why this paper is quite novel is that the only part that the only thing missing from Turing's theory is that there is no real life practical working example (Modern computers use random access memory [RAM]). The reason for this has all been possible is through the use of a neural network like-structure to construct the head, responsible for accessing the memory.</text:span></text:p>
      <text:p text:style-name="P70"/>
      <text:list xml:id="list2902288166945099087" text:style-name="L11">
        <text:list-item>
          <text:p text:style-name="P77">Paper [1]</text:p>
        </text:list-item>
        <text:list-item>
          <text:p text:style-name="P65"><text:span text:style-name="T20">Turing Machine Reference - </text:span><text:span text:style-name="T22"><text:s/>[</text:span><text:a xlink:type="simple" xlink:href="http://bit.ly/1NlOsRz" office:target-frame-name="_blank" xlink:show="new" text:style-name="Internet_20_link" text:visited-style-name="Visited_20_Internet_20_Link">http://bit.ly/1NlOsRz</text:a><text:span text:style-name="T22">]</text:span></text:p>
        </text:list-item>
      </text:list>
      <text:p text:style-name="P67"/>
      <text:p text:style-name="P73">Motivation</text:p>
      <text:p text:style-name="P67"/>
      <text:p text:style-name="P71">What is it doing? And Why?</text:p>
      <text:p text:style-name="P71"/>
      <text:p text:style-name="P72">Influencing ideas</text:p>
      <text:p text:style-name="P67"/>
      <text:p text:style-name="P64">Previously related work – [10], [8]</text:p>
      <text:p text:style-name="P67"/>
      <text:p text:style-name="P78">“<text:span text:style-name="T19">Using a Neural Network model to express an short algorithm – typically a very complex task that Neural Networks have not been able to deal well with</text:span>”</text:p>
      <text:p text:style-name="P67"/>
      <text:p text:style-name="P73">Properties</text:p>
      <text:p text:style-name="P67"/>
      <text:p text:style-name="P68">The architecture that has been described and implemented can be thought of as a vanilla/basic version of the NTM, initial results seem to suggest that the design has been with some success. By taking in external knowledge, learning how to store and then when required know how to retrieve this knowledge means that it could fulfil the theory laid out by Turing. This design has be shown, trainable in a similar way to Neural Networks, that it could be capable of representing a practical TM and in addition to this also deals well with the challenge of recursion that Neural Networks typically struggle to deal well with (the changing length of the sequences). </text:p>
      <text:p text:style-name="P67"/>
      <text:list xml:id="list4505943147089060563" text:style-name="L10">
        <text:list-item>
          <text:p text:style-name="P76">Attention – [6], [4]</text:p>
        </text:list-item>
        <text:list-item>
          <text:p text:style-name="P76">LSTM – [3]</text:p>
        </text:list-item>
      </text:list>
      <text:p text:style-name="P74"/>
      <text:p text:style-name="P66">The paper devised three tests to evaluate the performance of the NTM, the comparison is compared to a LSTM Recurrent Neural Network. A LSTM network is a modification of the RNN whereby it <text:soft-page-break/>has been designed to deal well with the vanishing gradient problem, particularly in deep RNN architectures. Indirectly as a result of that research and the reason the NTM is compared against a LSTM is that this type of RNN exhibits the ability to store a finite/limited amount of information. This ability to remember has been shown to be very successful when working with temporal data, examples of this type of data can often be found in Natural Language Problems (NLP) and Time Series Analysis. Scaling up a LSTM network may add enable the Scientist to add more memory, however even increasing the depth would mean that it is still limited. NTM's and Dynamic Memory Networks (MetaMind) have shown potential to store vastly more information. </text:p>
      <text:p text:style-name="P67"/>
      <text:p text:style-name="P73">Related Work</text:p>
      <text:p text:style-name="P67"/>
      <text:p text:style-name="P64">Released Data within the same month – Pursuing a different avenue - Memory Networks - [4]</text:p>
      <text:p text:style-name="P67"/>
      <text:list xml:id="list7580451997224441213" text:style-name="L5">
        <text:list-item>
          <text:p text:style-name="P16">Memory constrained by the nodes and weights which is typically too small</text:p>
        </text:list-item>
        <text:list-item>
          <text:p text:style-name="P16">Copy task adopted from <text:span text:style-name="T7">Zaremba</text:span></text:p>
        </text:list-item>
        <text:list-item>
          <text:p text:style-name="P17">Generality of the model was expressed on a specifically designed dataset <text:span text:style-name="T8">for language reasoning</text:span></text:p>
        </text:list-item>
        <text:list-item>
          <text:p text:style-name="P18">Expressed that their model was addressing a problem that is already possible with current computing capabilities</text:p>
        </text:list-item>
        <text:list-item>
          <text:p text:style-name="P37">Large Scale QA solution</text:p>
        </text:list-item>
      </text:list>
      <text:p text:style-name="P38"/>
      <text:p text:style-name="P39">MetaMind Reference</text:p>
      <text:p text:style-name="P31"/>
      <text:p text:style-name="P41"/>
      <text:list xml:id="list193346215737142" text:continue-list="list6927654587545332426" text:style-name="L1">
        <text:list-item>
          <text:p text:style-name="P84"><text:span text:style-name="T14">a </text:span><text:span text:style-name="Emphasis"><text:span text:style-name="T14">critique</text:span></text:span><text:span text:style-name="T14"> of the paper in which you evaluate - identifying good practice and limitations and suggesting alternative approaches with justification in each case<text:line-break/></text:span><text:span text:style-name="T18">maximum length - 2 pages</text:span><text:span text:style-name="T14">; </text:span></text:p>
        </text:list-item>
      </text:list>
      <text:p text:style-name="P62"/>
      <text:p text:style-name="P80"><text:span text:style-name="T10">Oates Book – </text:span><text:span text:style-name="T13">Revert to the Lecture Notes</text:span></text:p>
      <text:p text:style-name="P80"><text:span text:style-name="T10"/></text:p>
      <text:list xml:id="list1660920187041236311" text:style-name="L9">
        <text:list-item>
          <text:p text:style-name="P69"><text:span text:style-name="T20">Follow Structured process</text:span></text:p>
        </text:list-item>
        <text:list-item>
          <text:p text:style-name="P82">Good Practice</text:p>
        </text:list-item>
      </text:list>
      <text:p text:style-name="P81"/>
      <text:p text:style-name="P81">Limitations</text:p>
      <text:p text:style-name="P81"/>
      <text:list xml:id="list5201392001712214894" text:style-name="L8">
        <text:list-item>
          <text:p text:style-name="P79">arxiv</text:p>
        </text:list-item>
        <text:list-item>
          <text:p text:style-name="P75">Assumptions and Inferance of the Model</text:p>
        </text:list-item>
        <text:list-item>
          <text:p text:style-name="P79">Discuss that it has been written by a Researcher iin Industry</text:p>
        </text:list-item>
      </text:list>
      <text:list xml:id="list193346211688791" text:continue-list="list193346215737142" text:style-name="L1">
        <text:list-item>
          <text:p text:style-name="P84"><text:bookmark text:name="yui_3_17_2_3_1448026419526_44"/><text:span text:style-name="T14">a suggestion of </text:span><text:bookmark text:name="yui_3_17_2_3_1448026419526_43"/><text:span text:style-name="Emphasis"><text:span text:style-name="T14">further work</text:span></text:span><text:span text:style-name="T14"> that might be undertaken<text:line-break/></text:span><text:span text:style-name="T18">maximum length - 1 page</text:span><text:span text:style-name="T14">; </text:span></text:p>
        </text:list-item>
      </text:list>
      <text:p text:style-name="P56"/>
      <text:p text:style-name="P34">Follow Up Work</text:p>
      <text:p text:style-name="P32"/>
      <text:p text:style-name="P33">Acknowledge follow up and present new ideas</text:p>
      <text:p text:style-name="P32"/>
      <text:list xml:id="list133384399863760735" text:style-name="L2">
        <text:list-item>
          <text:p text:style-name="P44">is a model that can compactly express an even greater number of sequential computational steps, so it is even more powerful than a DNN. Its memory addressing operations are designed to be differentiable; thus the NTM can be trained with backpropagation.</text:p>
        </text:list-item>
        <text:list-item>
          <text:p text:style-name="P44">CONSTRAINT OF THE NTM: Address of the whole memory unit</text:p>
        </text:list-item>
        <text:list-item>
          <text:p text:style-name="P45">Neural Turing Machine (NTM), a computationally universal model that can learn to solve</text:p>
          <text:p text:style-name="P40">simple algorithmic problems from input-output examples alone.</text:p>
        </text:list-item>
      </text:list>
      <text:p text:style-name="P42"/>
      <text:p text:style-name="P53">My Suggestions</text:p>
      <text:p text:style-name="P57"/>
      <text:list xml:id="list8475366307138276729" text:style-name="L7">
        <text:list-item>
          <text:p text:style-name="P58">Complexity increase</text:p>
        </text:list-item>
        <text:list-item>
          <text:p text:style-name="P58">Application</text:p>
        </text:list-item>
        <text:list-item>
          <text:p text:style-name="P58"><text:span text:style-name="T5">Acknowledge: </text:span>Continuous learning <text:span text:style-name="T5">reinforcement learning</text:span></text:p>
        </text:list-item>
        <text:list-item>
          <text:p text:style-name="P59">Sharing Memory, upgrading</text:p>
        </text:list-item>
        <text:list-item>
          <text:p text:style-name="P55"><text:span text:style-name="T21">Likely possible extensions of this type of architecture would be to incrementally increase the complexity until they are capable of dealing with complex tasks such as question and answering which early results have suggested they would deal very with [</text:span><text:a xlink:type="simple" xlink:href="http://arxiv.org/abs/1502.05698" office:target-frame-name="_blank" xlink:show="new" text:style-name="Internet_20_link" text:visited-style-name="Visited_20_Internet_20_Link">http://arxiv.org/abs/1502.</text:a><text:span text:style-name="T21">]. </text:span></text:p>
        </text:list-item>
        <text:list-item>
          <text:p text:style-name="P46"><text:span text:style-name="T23">Alternative Network Structures - </text:span>Siamese <text:s/>Neural Networks</text:p>
        </text:list-item>
        <text:list-item>
          <text:p text:style-name="P46">Reinforcement Learning – Continuous Learning</text:p>
        </text:list-item>
      </text:list>
      <text:p text:style-name="P36"/>
      <text:list xml:id="list193346235839004" text:continue-list="list193346211688791" text:style-name="L1">
        <text:list-item>
          <text:p text:style-name="P85"><text:span text:style-name="T14">a list of the most relevant </text:span><text:span text:style-name="Emphasis"><text:span text:style-name="T14">references</text:span></text:span><text:span text:style-name="T14"> used to inform your work listed in Harvard format or a similar style along with a description of your </text:span><text:span text:style-name="Emphasis"><text:span text:style-name="T14">strategy</text:span></text:span><text:span text:style-name="T14"> for literature search<text:line-break/></text:span><text:span text:style-name="T18">maximum length - 1 page</text:span><text:span text:style-name="T14">. </text:span></text:p>
        </text:list-item>
      </text:list>
      <text:p text:style-name="P10"/>
      <text:p text:style-name="P11">Strateg<text:span text:style-name="T25">y for Literature Research:</text:span></text:p>
      <text:p text:style-name="P11"/>
      <text:p text:style-name="P12">Adopt from Oates:</text:p>
      <text:p text:style-name="P12"/>
      <text:p text:style-name="P15">Gather sufficient material – summarised into bullet points making accesses and referring back to <text:span text:style-name="T26">quicker</text:span>, capture the essence of the paper.</text:p>
      <text:p text:style-name="P12"/>
      <text:p text:style-name="P14">References:</text:p>
      <text:p text:style-name="P14"/>
      <text:p text:style-name="P48"><text:span text:style-name="T2">[1] - </text:span>Zhang, W., Yu, Y., 2015. Structured Memory for Neural Turing Machines. arXiv preprint arXiv:1510.03931.</text:p>
      <text:p text:style-name="P13"/>
      <text:p text:style-name="P50"><text:span text:style-name="T3">[2] - </text:span>Zaremba, W., Sutskever, I., 2015. Reinforcement Learning Neural Turing Machines. arXiv preprint arXiv:1505.00521.</text:p>
      <text:p text:style-name="P50"/>
      <text:p text:style-name="P51">[3] Sepp Hochreiter, &amp; Jrgen Schmidhuber. Long short-term memory.</text:p>
      <text:p text:style-name="P22">Neural computation , no. 8: 1735-1780. 1997</text:p>
      <text:p text:style-name="P22"/>
      <text:p text:style-name="P51">[4] Jason Weston, Sumit Chopra, and Antoine Bordes. Memory networks. arXiv preprint arXiv:1410.3916, 2014. <text:s text:c="2"/>[<text:a xlink:type="simple" xlink:href="http://arxiv.org/pdf/1410.3916.pdf" text:style-name="Internet_20_link" text:visited-style-name="Visited_20_Internet_20_Link">http://arxiv.org/pdf/1410.3916.pdf</text:a>]</text:p>
      <text:p text:style-name="P51"/>
      <text:p text:style-name="P23"><text:span text:style-name="T3">[5] Volodymyr Mnih, Nicolas Heess, Alex Graves, et al. Recu</text:span>rrent models of visual attention. In Advances in Neural Information Processing Systems, pages 2204–2212, 2014</text:p>
      <text:p text:style-name="P23"/>
      <text:p text:style-name="P52">[<text:span text:style-name="T9">6</text:span>] Kelvin Xu, Jimmy Ba, Ryan Kiros, Aaron Courville, Ruslan Salakhutdinov, Richard Zemel, and Yoshua Bengio. Show, attend and tell: Neural image caption generation with visual attention. arXiv preprint arXiv:1502.03044, 2015.</text:p>
      <text:p text:style-name="P52"/>
      <text:p text:style-name="P52"><text:span text:style-name="T9">[10] </text:span>Zaremba, Wojciech and Sutskever, Ilya. Learning to execute. arXiv preprint arXiv:1410.4615, 2014</text:p>
      <text:p text:style-name="P54"/>
      <text:p text:style-name="P54">Gather<text:span text:style-name="T24">ing of Research</text:span></text:p>
      <text:p text:style-name="P11"/>
      <text:p text:style-name="P25"><text:span text:style-name="T1">Chosen Paper: </text:span>Graves, A., Wayne, G., Danihelka, I., 2014. Neural Turing Machines. CoRR abs/1410.5401.</text:p>
      <text:p text:style-name="P83"/>
      <text:p text:style-name="P47"><text:span text:style-name="T2">[1] - </text:span>Zhang, W., Yu, Y., 2015. Structured Memory for Neural Turing Machines. arXiv preprint arXiv:1510.03931.</text:p>
      <text:p text:style-name="P26"/>
      <text:p text:style-name="P27">Follow up paper – highlighting issues and enhancements (new architectures) that can be made to the NTM. </text:p>
      <text:p text:style-name="P27"/>
      <text:p text:style-name="P27">Mentions attention module</text:p>
      <text:p text:style-name="P47"/>
      <text:p text:style-name="P49"><text:span text:style-name="T3">[2] - </text:span>Zaremba, W., Sutskever, I., 2015. Reinforcement Learning Neural Turing Machines. arXiv preprint arXiv:1505.00521.</text:p>
      <text:p text:style-name="P25"/>
      <text:list xml:id="list193346187138594" text:continue-list="list133384399863760735" text:style-name="L2">
        <text:list-item>
          <text:p text:style-name="P28">is a model that can compactly express an even greater number of sequential computational steps, so it is even more powerful than a DNN. Its memory addressing operations are designed to be differentiable; thus the NTM can be trained with backpropagation.</text:p>
        </text:list-item>
      </text:list>
      <text:p text:style-name="P29"/>
      <text:list xml:id="list193347919775662" text:continue-numbering="true" text:style-name="L2">
        <text:list-item>
          <text:p text:style-name="P28">CONSTRAINT OF THE NTM: Address of the whole memory unit</text:p>
        </text:list-item>
      </text:list>
      <text:p text:style-name="P29"/>
      <text:list xml:id="list193347997227142" text:continue-numbering="true" text:style-name="L2">
        <text:list-item>
          <text:p text:style-name="P30">Neural Turing Machine (NTM), a computationally universal model that can learn to solve</text:p>
          <text:p text:style-name="P30">simple algorithmic problems from input-output examples alone.</text:p>
        </text:list-item>
      </text:list>
      <text:p text:style-name="P25"/>
      <text:p text:style-name="P43">[<text:span text:style-name="T9">3</text:span>] Sepp Hochreiter, &amp; Jrgen Schmidhuber. Long short-term memory.</text:p>
      <text:p text:style-name="P19">Neural computation , no. 8: 1735-1780. 1997</text:p>
      <text:p text:style-name="P19"/>
      <text:p text:style-name="P20"><text:span text:style-name="T9">[4] Jason Weston, Sumit Chopra, and Antoine Bordes. Memory </text:span>networks. arXiv preprint arXiv:1410.3916, 2014. <text:s text:c="2"/><text:span text:style-name="T6">[http://arxiv.org/pdf/1410.3916.pdf]</text:span></text:p>
      <text:p text:style-name="P1"/>
      <text:list xml:id="list193346336741269" text:continue-list="list7580451997224441213" text:style-name="L5">
        <text:list-item>
          <text:p text:style-name="P2">Memory constrained by the nodes and weights which is typically too small</text:p>
        </text:list-item>
        <text:list-item>
          <text:p text:style-name="P2">Copy task adopted from <text:span text:style-name="T7">Zaremba</text:span></text:p>
        </text:list-item>
        <text:list-item>
          <text:p text:style-name="P3">Generality of the model was expressed on a specifically designed dataset <text:span text:style-name="T8">for language reasoning</text:span></text:p>
        </text:list-item>
        <text:list-item>
          <text:p text:style-name="P4">Expressed that their model was addressing a problem that is already possible with current computing capabilities</text:p>
        </text:list-item>
        <text:list-item>
          <text:p text:style-name="P4">Large Scale QA solution</text:p>
        </text:list-item>
      </text:list>
      <text:p text:style-name="P1"/>
      <text:p text:style-name="P20"><text:span text:style-name="T3">[5] Volodymyr Mnih, Nicolas Heess, Alex Graves, et al. Recu</text:span>rrent models of visual attention. In Advances in Neural Information Processing Systems, pages 2204–2212, 2014</text:p>
      <text:p text:style-name="P20"/>
      <text:p text:style-name="P21">[<text:span text:style-name="T9">6</text:span>] Kelvin Xu, Jimmy Ba, Ryan Kiros, Aaron Courville, Ruslan Salakhutdinov, Richard Zemel, and Yoshua Bengio. Show, attend and tell: Neural image caption generation with visual attention. arXiv preprint arXiv:1502.03044, <text:soft-page-break/>2015.</text:p>
      <text:p text:style-name="P6"/>
      <text:p text:style-name="P7">Visual attention</text:p>
      <text:p text:style-name="P1"/>
      <text:p text:style-name="P1"/>
      <text:p text:style-name="P20"><text:span text:style-name="T9">[8] - [Bengio et al.1994] Yoshua Bengio, Patrice Simard, </text:span>and Paolo Frasconi. 1994. Learning long-term dependencies with gradient descent is difficult. Neural</text:p>
      <text:p text:style-name="P20">Networks, IEEE Transactions on , 5(2):157–166.</text:p>
      <text:p text:style-name="P8"/>
      <text:p text:style-name="P8"><text:span text:style-name="T9">[9] </text:span>Graves et al. [8] used interpolation to make the NTM fully differentiable and therefore trainable with backpropagation. In particular, its memory addressing is differentiable, so the NTM must access its entire memory content at each computational step, which is slow if the memory is large. This is a significant drawback since slow models cannot scale to large difficult problems</text:p>
      <text:p text:style-name="P8"/>
      <text:p text:style-name="P20"><text:span text:style-name="T9">[10] </text:span>Zaremba, Wojciech and Sutskever, Ilya. Learning to execute. arXiv preprint arXiv:1410.4615, 2014</text:p>
      <text:p text:style-name="P8"/>
      <text:list xml:id="list5606212082968475219" text:style-name="L6">
        <text:list-item>
          <text:p text:style-name="P9">Using a Neural Network model to express an short algorithm – typically a very complex task that Neural Networks have not been able to deal well with</text:p>
        </text:list-item>
      </text:list>
      <text:p text:style-name="P5"/>
      <text:p text:style-name="P24"/>
      <text:p text:style-name="P24"/>
      <text:p text:style-name="P24">ADD NOTES ON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KacstOffice" svg:font-family="Kacst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3:33:46.905631474</meta:creation-date>
    <dc:date>2015-11-20T19:33:46.013177128</dc:date>
    <meta:editing-duration>PT1H21M3S</meta:editing-duration>
    <meta:editing-cycles>67</meta:editing-cycles>
    <meta:generator>LibreOffice/5.0.2.2$Linux_X86_64 LibreOffice_project/00m0$Build-2</meta:generator>
    <meta:document-statistic meta:table-count="0" meta:image-count="0" meta:object-count="0" meta:page-count="8" meta:paragraph-count="87" meta:word-count="1414" meta:character-count="8998" meta:non-whitespace-character-count="7688"/>
  </office:meta>
</office:document-meta>
</file>